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593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1.319cm"/>
    </style:style>
    <style:style style:name="co6" style:family="table-column">
      <style:table-column-properties fo:break-before="auto" style:column-width="2.52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COLUNAS</text:p>
          </table:table-cell>
          <table:table-cell office:value-type="string">
            <text:p>LINHAS</text:p>
          </table:table-cell>
          <table:table-cell office:value-type="string">
            <text:p>ALPHA</text:p>
          </table:table-cell>
          <table:table-cell office:value-type="string">
            <text:p>THETA</text:p>
          </table:table-cell>
          <table:table-cell office:value-type="string">
            <text:p>T LAB</text:p>
          </table:table-cell>
          <table:table-cell office:value-type="string">
            <text:p>T C2G</text:p>
          </table:table-cell>
          <table:table-cell/>
          <table:table-cell>
            <draw:frame table:end-cell-address="Planilha1.U794" table:end-x="0.549cm" table:end-y="0.446cm" draw:z-index="0" draw:style-name="gr1" svg:width="26.617cm" svg:height="13.789cm" svg:x="1.029cm" svg:y="0.153cm">
              <draw:object draw:notify-on-update-of-ranges="Planilha1.D1:Planilha1.D1 Planilha1.D2:Planilha1.D769 Planilha1.G1:Planilha1.G1 Planilha1.G2:Planilha1.G76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.21">
            <text:p>2,21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.236">
            <text:p>2,23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.435">
            <text:p>2,4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.026">
            <text:p>5,02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.35">
            <text:p>2,35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.186">
            <text:p>2,1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.266">
            <text:p>2,2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.33">
            <text:p>2,3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.251">
            <text:p>2,2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.225">
            <text:p>2,22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.194">
            <text:p>2,19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.671">
            <text:p>2,6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.232">
            <text:p>2,2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.242">
            <text:p>2,24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.257">
            <text:p>2,25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.175">
            <text:p>2,17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2.245">
            <text:p>2,24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.233">
            <text:p>2,23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.23">
            <text:p>2,2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.222">
            <text:p>2,22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.174">
            <text:p>2,1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.279">
            <text:p>2,27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.244">
            <text:p>2,24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.43">
            <text:p>2,4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4.956">
            <text:p>4,9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.217">
            <text:p>2,21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.304">
            <text:p>2,30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.339">
            <text:p>2,3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.232">
            <text:p>2,2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.218">
            <text:p>2,21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.195">
            <text:p>2,19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.236">
            <text:p>2,23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.661">
            <text:p>2,6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3.537">
            <text:p>3,53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.229">
            <text:p>2,2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.294">
            <text:p>2,29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.351">
            <text:p>2,3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.256">
            <text:p>2,2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.23">
            <text:p>2,2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atest.ppm</text:p>
          </table:table-cell>
          <table:table-cell table:number-columns-repeated="2"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.221">
            <text:p>2,2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175.296021">
            <text:p>1.175,29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274.01001">
            <text:p>1.274,01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05.817017">
            <text:p>1.305,81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19.871948">
            <text:p>1.319,871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37.223999">
            <text:p>1.337,2240</text:p>
          </table:table-cell>
          <table:table-cell table:number-columns-repeated="2"/>
        </table:table-row>
        <table:table-row table:style-name="ro1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176.666016">
            <text:p>1.176,6660</text:p>
          </table:table-cell>
          <table:table-cell table:number-columns-repeated="2"/>
        </table:table-row>
        <table:table-row table:style-name="ro1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73.602051">
            <text:p>1.273,6021</text:p>
          </table:table-cell>
          <table:table-cell table:number-columns-repeated="2"/>
        </table:table-row>
        <table:table-row table:style-name="ro1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307.005005">
            <text:p>1.307,0050</text:p>
          </table:table-cell>
          <table:table-cell table:number-columns-repeated="2"/>
        </table:table-row>
        <table:table-row table:style-name="ro1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317.569946">
            <text:p>1.317,5699</text:p>
          </table:table-cell>
          <table:table-cell table:number-columns-repeated="2"/>
        </table:table-row>
        <table:table-row table:style-name="ro1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338.666992">
            <text:p>1.338,66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174.870972">
            <text:p>1.174,8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73.973999">
            <text:p>1.273,9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4">
            <text:p>0,04</text:p>
          </table:table-cell>
          <table:table-cell office:value-type="float" office:value="1305.077026">
            <text:p>1.305,07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321.149048">
            <text:p>1.321,14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4">
            <text:p>0,04</text:p>
          </table:table-cell>
          <table:table-cell office:value-type="float" office:value="1338.949951">
            <text:p>1.338,95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174.19397">
            <text:p>1.174,19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73.897949">
            <text:p>1.273,89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303.728027">
            <text:p>1.303,7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4">
            <text:p>0,04</text:p>
          </table:table-cell>
          <table:table-cell office:value-type="float" office:value="1317.529053">
            <text:p>1.317,529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338.233032">
            <text:p>1.338,23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74.546997">
            <text:p>1.174,54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1275.918945">
            <text:p>1.275,91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1303.239014">
            <text:p>1.303,2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316.895996">
            <text:p>1.316,89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4">
            <text:p>0,04</text:p>
          </table:table-cell>
          <table:table-cell office:value-type="float" office:value="1336.208984">
            <text:p>1.336,2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1174.390991">
            <text:p>1.174,3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273.963013">
            <text:p>1.273,96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304.092041">
            <text:p>1.304,09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1318.125977">
            <text:p>1.318,12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337.078003">
            <text:p>1.337,07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175.218018">
            <text:p>1.175,21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74.229004">
            <text:p>1.274,2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304.321045">
            <text:p>1.304,3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1318.833984">
            <text:p>1.318,83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337.348022">
            <text:p>1.337,34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1174.805054">
            <text:p>1.174,80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73.953003">
            <text:p>1.273,95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306.159058">
            <text:p>1.306,159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317.956055">
            <text:p>1.317,95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337.454956">
            <text:p>1.337,45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2.820999">
            <text:p>52,8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7.199001">
            <text:p>57,19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0.251999">
            <text:p>60,25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1.209999">
            <text:p>61,21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61.834999">
            <text:p>61,8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54.978001">
            <text:p>54,97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57.168999">
            <text:p>57,16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63.591999">
            <text:p>63,59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1.081001">
            <text:p>61,0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61.787998">
            <text:p>61,78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52.790001">
            <text:p>52,79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57.369999">
            <text:p>57,37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60.432999">
            <text:p>60,43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61.112">
            <text:p>61,11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61.816002">
            <text:p>61,81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52.789001">
            <text:p>52,7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57.150002">
            <text:p>57,15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59.943001">
            <text:p>59,94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61.213001">
            <text:p>61,21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61.457001">
            <text:p>61,45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2.769001">
            <text:p>52,76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6.789001">
            <text:p>56,7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60.265999">
            <text:p>60,2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61.191002">
            <text:p>61,1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61.780998">
            <text:p>61,7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52.804001">
            <text:p>52,80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57.203999">
            <text:p>57,20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60.313">
            <text:p>60,31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61.169998">
            <text:p>61,17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61.418999">
            <text:p>61,4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52.743999">
            <text:p>52,74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56.785999">
            <text:p>56,7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59.859001">
            <text:p>59,85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61.173">
            <text:p>61,17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61.701">
            <text:p>61,70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52.700001">
            <text:p>52,70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57.008999">
            <text:p>57,0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62.580002">
            <text:p>62,58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61.162998">
            <text:p>61,16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ar.ppm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62.021">
            <text:p>62,0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303.669006">
            <text:p>303,66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335.428009">
            <text:p>335,4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353.539001">
            <text:p>353,5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365.269989">
            <text:p>365,27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371.983002">
            <text:p>371,98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303.631012">
            <text:p>303,6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34.949005">
            <text:p>334,94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51.144989">
            <text:p>351,14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362.121002">
            <text:p>362,1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71.040009">
            <text:p>371,04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303.716003">
            <text:p>303,71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334.92099">
            <text:p>334,9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350.993988">
            <text:p>350,99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363.165009">
            <text:p>363,16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371.015991">
            <text:p>371,01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303.707001">
            <text:p>303,70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334.885986">
            <text:p>334,8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353.268005">
            <text:p>353,26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362.036987">
            <text:p>362,03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371.830994">
            <text:p>371,8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303.817993">
            <text:p>303,81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337.681">
            <text:p>337,6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351.161011">
            <text:p>351,1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362.078003">
            <text:p>362,07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371.329987">
            <text:p>371,3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03.522003">
            <text:p>303,52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36.990997">
            <text:p>336,9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51.242004">
            <text:p>351,24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61.937012">
            <text:p>361,93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72.484985">
            <text:p>372,48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03.209991">
            <text:p>303,21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334.519989">
            <text:p>334,5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50.786011">
            <text:p>350,7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62.19101">
            <text:p>362,1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70.799988">
            <text:p>370,80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303.078003">
            <text:p>303,07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334.881012">
            <text:p>334,8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351.121002">
            <text:p>351,1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362.140991">
            <text:p>362,1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ceu.ppm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370.790985">
            <text:p>370,7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2301.545898">
            <text:p>2.301,54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2673.575928">
            <text:p>2.673,57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2935.998047">
            <text:p>2.935,99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3112.383057">
            <text:p>3.112,38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3214.825928">
            <text:p>3.214,82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5">
            <text:p>0,05</text:p>
          </table:table-cell>
          <table:table-cell office:value-type="float" office:value="2302.899902">
            <text:p>2.302,89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2671.646973">
            <text:p>2.671,64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5">
            <text:p>0,05</text:p>
          </table:table-cell>
          <table:table-cell office:value-type="float" office:value="2935.63501">
            <text:p>2.935,6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5">
            <text:p>0,05</text:p>
          </table:table-cell>
          <table:table-cell office:value-type="float" office:value="3112.062988">
            <text:p>3.112,06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5">
            <text:p>0,05</text:p>
          </table:table-cell>
          <table:table-cell office:value-type="float" office:value="3213.772949">
            <text:p>3.213,77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5">
            <text:p>0,05</text:p>
          </table:table-cell>
          <table:table-cell office:value-type="float" office:value="2303.351074">
            <text:p>2.303,35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5">
            <text:p>0,05</text:p>
          </table:table-cell>
          <table:table-cell office:value-type="float" office:value="2671.724121">
            <text:p>2.671,7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5">
            <text:p>0,05</text:p>
          </table:table-cell>
          <table:table-cell office:value-type="float" office:value="2937.068115">
            <text:p>2.937,06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6">
            <text:p>0,06</text:p>
          </table:table-cell>
          <table:table-cell office:value-type="float" office:value="3111.110107">
            <text:p>3.111,1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5">
            <text:p>0,05</text:p>
          </table:table-cell>
          <table:table-cell office:value-type="float" office:value="3213.62207">
            <text:p>3.213,62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5">
            <text:p>0,05</text:p>
          </table:table-cell>
          <table:table-cell office:value-type="float" office:value="2302.572021">
            <text:p>2.302,57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4">
            <text:p>0,04</text:p>
          </table:table-cell>
          <table:table-cell office:value-type="float" office:value="2671.031006">
            <text:p>2.671,0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5">
            <text:p>0,05</text:p>
          </table:table-cell>
          <table:table-cell office:value-type="float" office:value="2935.356934">
            <text:p>2.935,356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5">
            <text:p>0,05</text:p>
          </table:table-cell>
          <table:table-cell office:value-type="float" office:value="3110.7229">
            <text:p>3.110,7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5">
            <text:p>0,05</text:p>
          </table:table-cell>
          <table:table-cell office:value-type="float" office:value="3215.370117">
            <text:p>3.215,37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4">
            <text:p>0,04</text:p>
          </table:table-cell>
          <table:table-cell office:value-type="float" office:value="2302.653076">
            <text:p>2.302,65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5">
            <text:p>0,05</text:p>
          </table:table-cell>
          <table:table-cell office:value-type="float" office:value="2673.48999">
            <text:p>2.673,49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5">
            <text:p>0,05</text:p>
          </table:table-cell>
          <table:table-cell office:value-type="float" office:value="2936.511963">
            <text:p>2.936,51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4">
            <text:p>0,04</text:p>
          </table:table-cell>
          <table:table-cell office:value-type="float" office:value="3117.989014">
            <text:p>3.117,9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5">
            <text:p>0,05</text:p>
          </table:table-cell>
          <table:table-cell office:value-type="float" office:value="3215.916992">
            <text:p>3.215,91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5">
            <text:p>0,05</text:p>
          </table:table-cell>
          <table:table-cell office:value-type="float" office:value="2303.413086">
            <text:p>2.303,41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6">
            <text:p>0,06</text:p>
          </table:table-cell>
          <table:table-cell office:value-type="float" office:value="2672.11792">
            <text:p>2.672,11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5">
            <text:p>0,05</text:p>
          </table:table-cell>
          <table:table-cell office:value-type="float" office:value="2938.235107">
            <text:p>2.938,23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6">
            <text:p>0,06</text:p>
          </table:table-cell>
          <table:table-cell office:value-type="float" office:value="3113.60791">
            <text:p>3.113,60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3214.958008">
            <text:p>3.214,95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2302.137939">
            <text:p>2.302,13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2671.951904">
            <text:p>2.671,951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5">
            <text:p>0,05</text:p>
          </table:table-cell>
          <table:table-cell office:value-type="float" office:value="2937.343018">
            <text:p>2.937,34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5">
            <text:p>0,05</text:p>
          </table:table-cell>
          <table:table-cell office:value-type="float" office:value="3111.688965">
            <text:p>3.111,6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5">
            <text:p>0,05</text:p>
          </table:table-cell>
          <table:table-cell office:value-type="float" office:value="3215.303955">
            <text:p>3.215,30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5">
            <text:p>0,05</text:p>
          </table:table-cell>
          <table:table-cell office:value-type="float" office:value="2301.870117">
            <text:p>2.301,87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5">
            <text:p>0,05</text:p>
          </table:table-cell>
          <table:table-cell office:value-type="float" office:value="2672.333008">
            <text:p>2.672,33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5">
            <text:p>0,05</text:p>
          </table:table-cell>
          <table:table-cell office:value-type="float" office:value="2937.798096">
            <text:p>2.937,79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3113.678955">
            <text:p>3.113,67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ish.ppm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5">
            <text:p>0,05</text:p>
          </table:table-cell>
          <table:table-cell office:value-type="float" office:value="3217.413086">
            <text:p>3.217,41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152.302002">
            <text:p>1.152,30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252.21106">
            <text:p>1.252,21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22.80896">
            <text:p>1.322,8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75.192993">
            <text:p>1.375,19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423.371948">
            <text:p>1.423,371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152.516968">
            <text:p>1.152,51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52.651001">
            <text:p>1.252,6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320.364014">
            <text:p>1.320,36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375.28894">
            <text:p>1.375,28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423.623047">
            <text:p>1.423,62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153.494995">
            <text:p>1.153,49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53.161011">
            <text:p>1.253,1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319.95105">
            <text:p>1.319,95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378.66394">
            <text:p>1.378,66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421.240967">
            <text:p>1.421,2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152.331055">
            <text:p>1.152,33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53.291992">
            <text:p>1.253,29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320.598022">
            <text:p>1.320,59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375.099976">
            <text:p>1.375,10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4">
            <text:p>0,04</text:p>
          </table:table-cell>
          <table:table-cell office:value-type="float" office:value="1421.345947">
            <text:p>1.421,34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52.338013">
            <text:p>1.152,33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52.949951">
            <text:p>1.252,95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319.838013">
            <text:p>1.319,83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375.464966">
            <text:p>1.375,46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423.584961">
            <text:p>1.423,58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1152.274048">
            <text:p>1.152,2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254.188965">
            <text:p>1.254,1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320.659058">
            <text:p>1.320,659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374.947021">
            <text:p>1.374,94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421.307007">
            <text:p>1.421,30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152.366943">
            <text:p>1.152,366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52.910034">
            <text:p>1.252,91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1322.248047">
            <text:p>1.322,24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375.159058">
            <text:p>1.375,159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1425.067993">
            <text:p>1.425,06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152.850952">
            <text:p>1.152,8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1252.359985">
            <text:p>1.252,36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323.255981">
            <text:p>1.323,2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375.359985">
            <text:p>1.375,36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frutas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422.147949">
            <text:p>1.422,14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993.900024">
            <text:p>993,90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116.848999">
            <text:p>1.116,84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204.552979">
            <text:p>1.204,55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270.803955">
            <text:p>1.270,80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15.349976">
            <text:p>1.315,35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994.06897">
            <text:p>994,06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117.572021">
            <text:p>1.117,57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04.94104">
            <text:p>1.204,9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71.05896">
            <text:p>1.271,05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313.349976">
            <text:p>1.313,35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995.817993">
            <text:p>995,81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116.244995">
            <text:p>1.116,24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04.187988">
            <text:p>1.204,18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69.807983">
            <text:p>1.269,80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1312.72998">
            <text:p>1.312,7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995.695984">
            <text:p>995,69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116.034058">
            <text:p>1.116,03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03.855957">
            <text:p>1.203,8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71.561035">
            <text:p>1.271,5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4">
            <text:p>0,04</text:p>
          </table:table-cell>
          <table:table-cell office:value-type="float" office:value="1312.192993">
            <text:p>1.312,19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993.58197">
            <text:p>993,58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15.730957">
            <text:p>1.115,7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05.063965">
            <text:p>1.205,06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69.381958">
            <text:p>1.269,38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4">
            <text:p>0,04</text:p>
          </table:table-cell>
          <table:table-cell office:value-type="float" office:value="1312.022949">
            <text:p>1.312,0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992.61499">
            <text:p>992,61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115.166992">
            <text:p>1.115,16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1203.63501">
            <text:p>1.203,6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1271.152954">
            <text:p>1.271,15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315.383057">
            <text:p>1.315,38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995.174011">
            <text:p>995,1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127.022949">
            <text:p>1.127,0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03.41394">
            <text:p>1.203,41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1271.197998">
            <text:p>1.271,19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312.436035">
            <text:p>1.312,43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993.414978">
            <text:p>993,41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118.911011">
            <text:p>1.118,91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04.035034">
            <text:p>1.204,0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70.073975">
            <text:p>1.270,0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lh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313.083984">
            <text:p>1.313,08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124">
            <text:p>3,12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.145">
            <text:p>3,14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.409">
            <text:p>3,4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.176">
            <text:p>3,17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.52">
            <text:p>3,5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.491">
            <text:p>3,4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.081">
            <text:p>3,0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.074">
            <text:p>3,0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.076">
            <text:p>3,07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.076">
            <text:p>3,07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936">
            <text:p>3,93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92">
            <text:p>3,9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097">
            <text:p>3,09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402">
            <text:p>3,40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509">
            <text:p>3,5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.087">
            <text:p>3,08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.079">
            <text:p>3,07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.597">
            <text:p>3,59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.096">
            <text:p>3,09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.121">
            <text:p>3,1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.081">
            <text:p>3,0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.133">
            <text:p>3,13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.078">
            <text:p>3,07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.209">
            <text:p>3,2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.38">
            <text:p>3,38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4.769">
            <text:p>4,76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3.09">
            <text:p>3,09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3.292">
            <text:p>3,29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3.075">
            <text:p>3,07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3.082">
            <text:p>3,08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3.084">
            <text:p>3,08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3.111">
            <text:p>3,11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3.631">
            <text:p>3,6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3.082">
            <text:p>3,08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3.093">
            <text:p>3,09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3.359">
            <text:p>3,35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3.316">
            <text:p>3,31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3.409">
            <text:p>3,4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3.516">
            <text:p>3,51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3.754">
            <text:p>3,75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29.184">
            <text:p>29,18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28.830999">
            <text:p>28,8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29.66">
            <text:p>29,66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0.917999">
            <text:p>30,91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0.747999">
            <text:p>30,74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9.341">
            <text:p>29,3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29.280001">
            <text:p>29,28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1.118">
            <text:p>31,11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0.959999">
            <text:p>30,96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0.693001">
            <text:p>30,69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8.874001">
            <text:p>28,8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9.299">
            <text:p>29,29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9.955999">
            <text:p>29,9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0.872999">
            <text:p>30,87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0.48">
            <text:p>30,48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9.68">
            <text:p>29,68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9.247">
            <text:p>29,24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0.315001">
            <text:p>30,31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0.461">
            <text:p>30,4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0.764">
            <text:p>30,76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9.291">
            <text:p>29,2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29.315001">
            <text:p>29,31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29.966">
            <text:p>29,9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1.211">
            <text:p>31,21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31.319">
            <text:p>31,3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9.844999">
            <text:p>29,84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29.372999">
            <text:p>29,37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30.006001">
            <text:p>30,00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30.615">
            <text:p>30,61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30.799">
            <text:p>30,79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9.441">
            <text:p>29,4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8.754999">
            <text:p>28,75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9.813999">
            <text:p>29,81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30.834999">
            <text:p>30,8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31.941999">
            <text:p>31,94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9.327">
            <text:p>29,32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8.837">
            <text:p>28,83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9.98">
            <text:p>29,98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30.896999">
            <text:p>30,89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100.ppm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31.188">
            <text:p>31,18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377.335999">
            <text:p>377,33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377.940002">
            <text:p>377,94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378.075989">
            <text:p>378,07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377.329987">
            <text:p>377,3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380.278015">
            <text:p>380,27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77.395996">
            <text:p>377,39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378.269012">
            <text:p>378,26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377.778992">
            <text:p>377,77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77.457001">
            <text:p>377,45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382.283997">
            <text:p>382,28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377.359009">
            <text:p>377,35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377.345001">
            <text:p>377,34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377.352997">
            <text:p>377,35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377.733002">
            <text:p>377,73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380.289001">
            <text:p>380,2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377.203003">
            <text:p>377,20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377.914001">
            <text:p>377,91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379.460999">
            <text:p>379,4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377.330994">
            <text:p>377,3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380.088013">
            <text:p>380,08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377.200989">
            <text:p>377,20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376.910004">
            <text:p>376,91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377.292999">
            <text:p>377,29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380.872986">
            <text:p>380,87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380.431">
            <text:p>380,4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377.390991">
            <text:p>377,3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377.475006">
            <text:p>377,47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377.44101">
            <text:p>377,4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376.946014">
            <text:p>376,94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80.266998">
            <text:p>380,26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377.221008">
            <text:p>377,2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77.36499">
            <text:p>377,36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78.916992">
            <text:p>378,91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77.757996">
            <text:p>377,75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83.605988">
            <text:p>383,60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377.567993">
            <text:p>377,56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377.264008">
            <text:p>377,26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377.243988">
            <text:p>377,24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379.503998">
            <text:p>379,50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200.ppm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380.462006">
            <text:p>380,4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085.546021">
            <text:p>1.085,54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1190.166016">
            <text:p>1.190,1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239.894043">
            <text:p>1.239,89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270.44104">
            <text:p>1.270,4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306.218018">
            <text:p>1.306,21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083.692993">
            <text:p>1.083,69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191.567017">
            <text:p>1.191,56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237.909058">
            <text:p>1.237,909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70.262939">
            <text:p>1.270,26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306.270996">
            <text:p>1.306,2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4">
            <text:p>0,04</text:p>
          </table:table-cell>
          <table:table-cell office:value-type="float" office:value="1083.089966">
            <text:p>1.083,09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189.129028">
            <text:p>1.189,1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37.807983">
            <text:p>1.237,80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70.613037">
            <text:p>1.270,61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306.092041">
            <text:p>1.306,09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084.130981">
            <text:p>1.084,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4">
            <text:p>0,04</text:p>
          </table:table-cell>
          <table:table-cell office:value-type="float" office:value="1189.208008">
            <text:p>1.189,20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38.272949">
            <text:p>1.238,27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70.848999">
            <text:p>1.270,84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306.328003">
            <text:p>1.306,3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1083.746948">
            <text:p>1.083,746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90.456055">
            <text:p>1.190,45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4">
            <text:p>0,04</text:p>
          </table:table-cell>
          <table:table-cell office:value-type="float" office:value="1238.001953">
            <text:p>1.238,00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1270.801025">
            <text:p>1.270,80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308.483032">
            <text:p>1.308,48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083.696045">
            <text:p>1.083,69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190.064941">
            <text:p>1.190,06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1238.182983">
            <text:p>1.238,18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1270.764038">
            <text:p>1.270,76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309.156982">
            <text:p>1.309,15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1083.640015">
            <text:p>1.083,64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189.639038">
            <text:p>1.189,6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37.703979">
            <text:p>1.237,70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69.855957">
            <text:p>1.269,8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1308.990967">
            <text:p>1.308,9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084.228027">
            <text:p>1.084,2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189.769043">
            <text:p>1.189,76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38.293945">
            <text:p>1.238,29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70.031006">
            <text:p>1.270,0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jardi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306.197021">
            <text:p>1.306,19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298.989014">
            <text:p>298,9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374.126007">
            <text:p>374,12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372.050995">
            <text:p>372,0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372.207001">
            <text:p>372,20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372.466003">
            <text:p>372,4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01.958008">
            <text:p>301,95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371.088989">
            <text:p>371,0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72.188995">
            <text:p>372,1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72.295013">
            <text:p>372,29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374.893005">
            <text:p>374,89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299.596985">
            <text:p>299,59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371.061005">
            <text:p>371,0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372.277008">
            <text:p>372,27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372.204987">
            <text:p>372,20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374.424011">
            <text:p>374,42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299.770996">
            <text:p>299,7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371.06601">
            <text:p>371,0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75.782013">
            <text:p>375,78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372.59201">
            <text:p>372,59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2">
            <text:p>0,02</text:p>
          </table:table-cell>
          <table:table-cell office:value-type="float" office:value="372.962006">
            <text:p>372,9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302.63501">
            <text:p>302,6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370.509003">
            <text:p>370,5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372.156006">
            <text:p>372,1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375.292999">
            <text:p>375,29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373.260986">
            <text:p>373,2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299.472992">
            <text:p>299,47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70.289001">
            <text:p>370,2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71.915009">
            <text:p>371,91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71.622986">
            <text:p>371,62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372.583008">
            <text:p>372,58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299.105011">
            <text:p>299,10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72.584991">
            <text:p>372,58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372.054993">
            <text:p>372,05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371.431">
            <text:p>371,4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374.105011">
            <text:p>374,10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299.127014">
            <text:p>299,12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370.273987">
            <text:p>370,2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371.78299">
            <text:p>371,78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372.227997">
            <text:p>372,2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apa.ppm</text:p>
          </table:table-cell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374.694">
            <text:p>374,69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1128.19397">
            <text:p>1.128,19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245.123047">
            <text:p>1.245,12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02.046997">
            <text:p>1.302,04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23.79895">
            <text:p>1.323,79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33.680054">
            <text:p>1.333,68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128.671021">
            <text:p>1.128,6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243.105957">
            <text:p>1.243,10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1299.822021">
            <text:p>1.299,82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323.125977">
            <text:p>1.323,12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333.48999">
            <text:p>1.333,49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4">
            <text:p>0,04</text:p>
          </table:table-cell>
          <table:table-cell office:value-type="float" office:value="1128.656006">
            <text:p>1.128,6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44.030029">
            <text:p>1.244,0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300.561035">
            <text:p>1.300,5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4">
            <text:p>0,04</text:p>
          </table:table-cell>
          <table:table-cell office:value-type="float" office:value="1324.421021">
            <text:p>1.324,4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333.879028">
            <text:p>1.333,87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128.765991">
            <text:p>1.128,7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43.620972">
            <text:p>1.243,6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99.750977">
            <text:p>1.299,7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4">
            <text:p>0,04</text:p>
          </table:table-cell>
          <table:table-cell office:value-type="float" office:value="1325.151978">
            <text:p>1.325,15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335.636963">
            <text:p>1.335,63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37.295044">
            <text:p>1.137,29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43.406982">
            <text:p>1.243,40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99.390991">
            <text:p>1.299,3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322.880981">
            <text:p>1.322,8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333.110962">
            <text:p>1.333,11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127.5">
            <text:p>1.127,50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242.505981">
            <text:p>1.242,50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1302.17395">
            <text:p>1.302,1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322.927002">
            <text:p>1.322,92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332.560059">
            <text:p>1.332,56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129.564941">
            <text:p>1.129,56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1245.862061">
            <text:p>1.245,86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99.448975">
            <text:p>1.299,44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323.420044">
            <text:p>1.323,4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333.188965">
            <text:p>1.333,18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2">
            <text:p>0,02</text:p>
          </table:table-cell>
          <table:table-cell office:value-type="float" office:value="1127.717041">
            <text:p>1.127,71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44.781982">
            <text:p>1.244,78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99.411011">
            <text:p>1.299,41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323.057983">
            <text:p>1.323,05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muro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333.334961">
            <text:p>1.333,3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960.768982">
            <text:p>960,76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078.883057">
            <text:p>1.078,88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129.600952">
            <text:p>1.129,60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1156.64502">
            <text:p>1.156,64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177.970947">
            <text:p>1.177,970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960.700012">
            <text:p>960,70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078.715942">
            <text:p>1.078,71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1129.284058">
            <text:p>1.129,28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1156.430054">
            <text:p>1.156,43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1175.645996">
            <text:p>1.175,64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960.809021">
            <text:p>960,8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080.123047">
            <text:p>1.080,12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130.630005">
            <text:p>1.130,6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156.651978">
            <text:p>1.156,65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175.814941">
            <text:p>1.175,81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960.900024">
            <text:p>960,90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078.527954">
            <text:p>1.078,5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129.022949">
            <text:p>1.129,0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4">
            <text:p>0,04</text:p>
          </table:table-cell>
          <table:table-cell office:value-type="float" office:value="1156.540039">
            <text:p>1.156,54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175.332031">
            <text:p>1.175,3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4">
            <text:p>0,04</text:p>
          </table:table-cell>
          <table:table-cell office:value-type="float" office:value="960.585999">
            <text:p>960,5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4">
            <text:p>0,04</text:p>
          </table:table-cell>
          <table:table-cell office:value-type="float" office:value="1082.286011">
            <text:p>1.082,2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29.228027">
            <text:p>1.129,2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56.536011">
            <text:p>1.156,53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4">
            <text:p>0,04</text:p>
          </table:table-cell>
          <table:table-cell office:value-type="float" office:value="1175.696045">
            <text:p>1.175,69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962.341003">
            <text:p>962,3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078.781982">
            <text:p>1.078,78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129.754028">
            <text:p>1.129,75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156.527954">
            <text:p>1.156,5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175.958008">
            <text:p>1.175,95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960.716003">
            <text:p>960,71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079.352051">
            <text:p>1.079,35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1129.633057">
            <text:p>1.129,6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159.647949">
            <text:p>1.159,64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175.810059">
            <text:p>1.175,8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961.710022">
            <text:p>961,71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1079.463013">
            <text:p>1.079,46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129.963989">
            <text:p>1.129,96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158.343018">
            <text:p>1.158,34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aisagem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1179.067017">
            <text:p>1.179,06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187.340942">
            <text:p>1.187,340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07.529053">
            <text:p>1.307,529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82.786011">
            <text:p>1.382,7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427.026978">
            <text:p>1.427,02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455.032959">
            <text:p>1.455,03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1187.755005">
            <text:p>1.187,75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305.38501">
            <text:p>1.305,38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383.465942">
            <text:p>1.383,46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2">
            <text:p>0,02</text:p>
          </table:table-cell>
          <table:table-cell office:value-type="float" office:value="1427.345947">
            <text:p>1.427,34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454.948975">
            <text:p>1.454,94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4">
            <text:p>0,04</text:p>
          </table:table-cell>
          <table:table-cell office:value-type="float" office:value="1188.119019">
            <text:p>1.188,1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1305.194946">
            <text:p>1.305,19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383.067017">
            <text:p>1.383,06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431.171021">
            <text:p>1.431,1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454.786987">
            <text:p>1.454,78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187.243042">
            <text:p>1.187,24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310.842041">
            <text:p>1.310,84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383.965942">
            <text:p>1.383,96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429.582031">
            <text:p>1.429,58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454.865967">
            <text:p>1.454,8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87.194946">
            <text:p>1.187,19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305.159058">
            <text:p>1.305,159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382.952026">
            <text:p>1.382,95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2">
            <text:p>0,02</text:p>
          </table:table-cell>
          <table:table-cell office:value-type="float" office:value="1427.475952">
            <text:p>1.427,47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4">
            <text:p>0,04</text:p>
          </table:table-cell>
          <table:table-cell office:value-type="float" office:value="1455.165039">
            <text:p>1.455,16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186.706055">
            <text:p>1.186,70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307.140015">
            <text:p>1.307,14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1382.722046">
            <text:p>1.382,72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1426.55603">
            <text:p>1.426,5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1453.582031">
            <text:p>1.453,58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1186.740967">
            <text:p>1.186,7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2">
            <text:p>0,02</text:p>
          </table:table-cell>
          <table:table-cell office:value-type="float" office:value="1304.668945">
            <text:p>1.304,66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381.944946">
            <text:p>1.381,94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1426.260986">
            <text:p>1.426,26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1453.697998">
            <text:p>1.453,69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186.833984">
            <text:p>1.186,83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1304.911011">
            <text:p>1.304,91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1382.310059">
            <text:p>1.382,3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426.307983">
            <text:p>1.426,30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c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454.338989">
            <text:p>1.454,3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176.590942">
            <text:p>1.176,590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298.327026">
            <text:p>1.298,32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374.234985">
            <text:p>1.374,2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423.362061">
            <text:p>1.423,36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450.729004">
            <text:p>1.450,7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175.886963">
            <text:p>1.175,88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96.168945">
            <text:p>1.296,16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374.209961">
            <text:p>1.374,21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 office:value-type="float" office:value="1423.958984">
            <text:p>1.423,95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451.531006">
            <text:p>1.451,5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4">
            <text:p>0,04</text:p>
          </table:table-cell>
          <table:table-cell office:value-type="float" office:value="1175.094971">
            <text:p>1.175,09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4">
            <text:p>0,04</text:p>
          </table:table-cell>
          <table:table-cell office:value-type="float" office:value="1296.026001">
            <text:p>1.296,02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374.921021">
            <text:p>1.374,9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425.85498">
            <text:p>1.425,85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451.53894">
            <text:p>1.451,53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177.202026">
            <text:p>1.177,20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95.899048">
            <text:p>1.295,89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373.958984">
            <text:p>1.373,95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423.921021">
            <text:p>1.423,9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453.467041">
            <text:p>1.453,46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73.791992">
            <text:p>1.173,79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96.546997">
            <text:p>1.296,54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373.228027">
            <text:p>1.373,2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423.380005">
            <text:p>1.423,38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452.235962">
            <text:p>1.452,23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1173.849976">
            <text:p>1.173,85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294.027954">
            <text:p>1.294,0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2">
            <text:p>0,02</text:p>
          </table:table-cell>
          <table:table-cell office:value-type="float" office:value="1372.644043">
            <text:p>1.372,64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4">
            <text:p>0,04</text:p>
          </table:table-cell>
          <table:table-cell office:value-type="float" office:value="1421.620972">
            <text:p>1.421,62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449.026978">
            <text:p>1.449,02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1175.026978">
            <text:p>1.175,02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95.331055">
            <text:p>1.295,33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1372.428955">
            <text:p>1.372,4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422.244019">
            <text:p>1.422,24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449.453979">
            <text:p>1.449,45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176.985962">
            <text:p>1.176,9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95.078003">
            <text:p>1.295,07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1374.95105">
            <text:p>1.374,95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422.311035">
            <text:p>1.422,31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prai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1450.223999">
            <text:p>1.450,22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122.206001">
            <text:p>122,20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125.788002">
            <text:p>125,78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124.507004">
            <text:p>124,50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125.666">
            <text:p>125,6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23.483002">
            <text:p>123,48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122.158997">
            <text:p>122,15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4.964996">
            <text:p>124,96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124.533997">
            <text:p>124,53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125.737999">
            <text:p>125,73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123.633003">
            <text:p>123,63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124.542">
            <text:p>124,54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25.013">
            <text:p>125,01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24.697998">
            <text:p>124,69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125.692001">
            <text:p>125,69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123.792999">
            <text:p>123,79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122.255997">
            <text:p>122,2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124.765999">
            <text:p>124,76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124.719002">
            <text:p>124,7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126.328003">
            <text:p>126,3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123.874001">
            <text:p>123,87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122.232002">
            <text:p>122,2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24.547997">
            <text:p>124,54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24.600998">
            <text:p>124,60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125.653999">
            <text:p>125,65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124.017998">
            <text:p>124,01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122.194">
            <text:p>122,19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125.07">
            <text:p>125,07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125.151001">
            <text:p>125,1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125.849998">
            <text:p>125,85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123.745003">
            <text:p>123,74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122.237999">
            <text:p>122,23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125.653999">
            <text:p>125,65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124.644997">
            <text:p>124,64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125.862999">
            <text:p>125,86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123.574997">
            <text:p>123,57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122.203003">
            <text:p>122,20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124.986">
            <text:p>124,9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124.739998">
            <text:p>124,74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126.454002">
            <text:p>126,45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amp.ppm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123.551003">
            <text:p>123,5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1162.713013">
            <text:p>1.162,71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234.437988">
            <text:p>1.234,43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1253.449951">
            <text:p>1.253,45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251.287964">
            <text:p>1.251,28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1233.412964">
            <text:p>1.233,41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161.649048">
            <text:p>1.161,64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34.177002">
            <text:p>1.234,17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53.447021">
            <text:p>1.253,44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49.504028">
            <text:p>1.249,50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office:value-type="float" office:value="1228.485962">
            <text:p>1.228,4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2">
            <text:p>0,02</text:p>
          </table:table-cell>
          <table:table-cell office:value-type="float" office:value="1162.412964">
            <text:p>1.162,41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33.984985">
            <text:p>1.233,98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53.244019">
            <text:p>1.253,24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.03">
            <text:p>0,03</text:p>
          </table:table-cell>
          <table:table-cell office:value-type="float" office:value="1249.630981">
            <text:p>1.249,6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4">
            <text:p>0,04</text:p>
          </table:table-cell>
          <table:table-cell office:value-type="float" office:value="1229.109009">
            <text:p>1.229,1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162.432007">
            <text:p>1.162,4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35.060059">
            <text:p>1.235,06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54.237061">
            <text:p>1.254,237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49.05896">
            <text:p>1.249,05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.03">
            <text:p>0,03</text:p>
          </table:table-cell>
          <table:table-cell office:value-type="float" office:value="1228.478027">
            <text:p>1.228,47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163.147949">
            <text:p>1.163,14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34.907959">
            <text:p>1.234,90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53.708984">
            <text:p>1.253,7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49.801025">
            <text:p>1.249,80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.03">
            <text:p>0,03</text:p>
          </table:table-cell>
          <table:table-cell office:value-type="float" office:value="1229.015015">
            <text:p>1.229,01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162.313965">
            <text:p>1.162,31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234.730957">
            <text:p>1.234,7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253.714966">
            <text:p>1.253,71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249.089966">
            <text:p>1.249,09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.03">
            <text:p>0,03</text:p>
          </table:table-cell>
          <table:table-cell office:value-type="float" office:value="1229.458008">
            <text:p>1.229,45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1162.359985">
            <text:p>1.162,36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34.322998">
            <text:p>1.234,32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53.140991">
            <text:p>1.253,14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.04">
            <text:p>0,04</text:p>
          </table:table-cell>
          <table:table-cell office:value-type="float" office:value="1249.04895">
            <text:p>1.249,04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.03">
            <text:p>0,03</text:p>
          </table:table-cell>
          <table:table-cell office:value-type="float" office:value="1228.85498">
            <text:p>1.228,85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161.79895">
            <text:p>1.161,79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36.109009">
            <text:p>1.236,1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.04">
            <text:p>0,04</text:p>
          </table:table-cell>
          <table:table-cell office:value-type="float" office:value="1253.017944">
            <text:p>1.253,01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51.134033">
            <text:p>1.251,13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rua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3">
            <text:p>0,03</text:p>
          </table:table-cell>
          <table:table-cell office:value-type="float" office:value="1229.515015">
            <text:p>1.229,51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51.629002">
            <text:p>51,6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54.959">
            <text:p>54,95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58.231998">
            <text:p>58,2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6.084999">
            <text:p>56,08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6.171001">
            <text:p>56,1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2.556">
            <text:p>52,55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55.974998">
            <text:p>55,97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5.951">
            <text:p>55,9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6.046001">
            <text:p>56,04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58.091">
            <text:p>58,09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51.904999">
            <text:p>51,90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6.57">
            <text:p>56,57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5.978001">
            <text:p>55,97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6.054001">
            <text:p>56,05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float" office:value="55.824001">
            <text:p>55,82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1">
            <text:p>0,01</text:p>
          </table:table-cell>
          <table:table-cell office:value-type="float" office:value="53.689999">
            <text:p>53,69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55.425999">
            <text:p>55,42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56.099998">
            <text:p>56,10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55.901001">
            <text:p>55,90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56.186001">
            <text:p>56,1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1.985001">
            <text:p>51,98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5.486">
            <text:p>55,48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0.01">
            <text:p>0,01</text:p>
          </table:table-cell>
          <table:table-cell office:value-type="float" office:value="55.894001">
            <text:p>55,89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6.306">
            <text:p>56,30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5.834">
            <text:p>55,83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51.909">
            <text:p>51,9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.01">
            <text:p>0,01</text:p>
          </table:table-cell>
          <table:table-cell office:value-type="float" office:value="55.508999">
            <text:p>55,50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55.605">
            <text:p>55,60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56.035">
            <text:p>56,0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55.519001">
            <text:p>55,5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52.141998">
            <text:p>52,14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55.209999">
            <text:p>55,21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office:value-type="float" office:value="0.01">
            <text:p>0,01</text:p>
          </table:table-cell>
          <table:table-cell office:value-type="float" office:value="56.035">
            <text:p>56,03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56.223999">
            <text:p>56,22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56.182999">
            <text:p>56,18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51.951">
            <text:p>51,95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54.952999">
            <text:p>54,95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56.316002">
            <text:p>56,31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56.028">
            <text:p>56,028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A.ppm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0.01">
            <text:p>0,01</text:p>
          </table:table-cell>
          <table:table-cell office:value-type="float" office:value="55.862">
            <text:p>55,8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B.ppm</text:p>
          </table:table-cell>
          <table:table-cell office:value-type="float" office:value="1000">
            <text:p>1000</text:p>
          </table:table-cell>
          <table:table-cell office:value-type="float" office:value="769">
            <text:p>7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32">
            <text:p>0,32</text:p>
          </table:table-cell>
          <table:table-cell office:value-type="float" office:value="14723.311523">
            <text:p>14.723,3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B.ppm</text:p>
          </table:table-cell>
          <table:table-cell office:value-type="float" office:value="1000">
            <text:p>1000</text:p>
          </table:table-cell>
          <table:table-cell office:value-type="float" office:value="769">
            <text:p>76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2">
            <text:p>0,32</text:p>
          </table:table-cell>
          <table:table-cell office:value-type="float" office:value="12557.761719">
            <text:p>12.557,7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B.ppm</text:p>
          </table:table-cell>
          <table:table-cell office:value-type="float" office:value="1000">
            <text:p>1000</text:p>
          </table:table-cell>
          <table:table-cell office:value-type="float" office:value="769">
            <text:p>7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31">
            <text:p>0,31</text:p>
          </table:table-cell>
          <table:table-cell office:value-type="float" office:value="12344.255859">
            <text:p>12.344,25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B.ppm</text:p>
          </table:table-cell>
          <table:table-cell office:value-type="float" office:value="1000">
            <text:p>1000</text:p>
          </table:table-cell>
          <table:table-cell office:value-type="float" office:value="769">
            <text:p>7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31">
            <text:p>0,31</text:p>
          </table:table-cell>
          <table:table-cell office:value-type="float" office:value="7566.960938">
            <text:p>7.566,960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sunriseB.ppm</text:p>
          </table:table-cell>
          <table:table-cell office:value-type="float" office:value="1000">
            <text:p>1000</text:p>
          </table:table-cell>
          <table:table-cell office:value-type="float" office:value="769">
            <text:p>76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31">
            <text:p>0,31</text:p>
          </table:table-cell>
          <table:table-cell office:value-type="float" office:value="7496.254883">
            <text:p>7.496,25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float" office:value="3.343">
            <text:p>3,34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.484">
            <text:p>5,484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data/isolum050.ppm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.066">
            <text:p>3,0660</text:p>
          </table:table-cell>
          <table:table-cell table:number-columns-repeated="2"/>
        </table:table-row>
        <table:table-row table:style-name="ro1" table:number-rows-repeated="104780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lanilha2" table:style-name="ta1" table:print="false">
        <table:table-column table:style-name="co7" table:number-columns-repeated="6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COLUNAS</text:p>
          </table:table-cell>
          <table:table-cell office:value-type="string">
            <text:p>LINHAS</text:p>
          </table:table-cell>
          <table:table-cell office:value-type="string">
            <text:p>ALPHA</text:p>
          </table:table-cell>
          <table:table-cell office:value-type="string">
            <text:p>THETA</text:p>
          </table:table-cell>
          <table:table-cell office:value-type="string">
            <text:p>T LAB</text:p>
          </table:table-cell>
          <table:table-cell office:value-type="string">
            <text:p>T C2G GPU</text:p>
          </table:table-cell>
          <table:table-cell office:value-type="string">
            <text:p>T C2G CPU</text:p>
          </table:table-cell>
          <table:table-cell>
            <draw:frame table:end-cell-address="Planilha2.U37" table:end-x="0.276cm" table:end-y="0.211cm" draw:z-index="0" draw:style-name="gr1" svg:width="26.519cm" svg:height="16.115cm" svg:x="0.854cm" svg:y="0.291cm">
              <draw:object draw:notify-on-update-of-ranges="Planilha2.D1:Planilha2.D1 Planilha2.D2:Planilha2.D3 Planilha2.G1:Planilha2.G1 Planilha2.G2:Planilha2.G3 Planilha2.H1:Planilha2.H1 Planilha2.H2:Planilha2.H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ce1"/>
        </table:table-row>
        <table:table-row table:style-name="ro1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table:formula="of:=1273.602051/1000" office:value-type="float" office:value="1.273602051">
            <text:p>1,2736</text:p>
          </table:table-cell>
          <table:table-cell office:value-type="float" office:value="307.19">
            <text:p>307,19</text:p>
          </table:table-cell>
          <table:table-cell table:number-columns-repeated="7"/>
        </table:table-row>
        <table:table-row table:style-name="ro1">
          <table:table-cell office:value-type="string">
            <text:p>data/baseball.ppm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03">
            <text:p>0,03</text:p>
          </table:table-cell>
          <table:table-cell table:formula="of:=1317.569946/1000" office:value-type="float" office:value="1.317569946">
            <text:p>1,3176</text:p>
          </table:table-cell>
          <table:table-cell office:value-type="float" office:value="362.85">
            <text:p>362,8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database-ranges>
        <table:database-range table:target-range-address="Planilha1.A1:Planilha1.G769" table:display-filter-buttons="true">
          <table:filter>
            <table:filter-and>
              <table:filter-condition table:field-number="0" table:value="data/baseball.ppm" table:operator="="/>
              <table:filter-condition table:field-number="4" table:value="45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/08/2011</text:date>, <text:time>17:24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23T17:24:57</dc:date>
    <dc:creator>Wendell Diniz</dc:creator>
    <meta:document-statistic meta:table-count="2" meta:cell-count="5407" meta:object-count="2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18cm" svg:height="13.79cm" xlink:href=".." chart:class="chart:line" chart:style-name="ch1">
        <chart:legend chart:legend-position="end" svg:x="24.563cm" svg:y="6.613cm" chart:style-name="ch2"/>
        <chart:plot-area chart:style-name="ch3" table:cell-range-address="Planilha1.D1:Planilha1.D769 Planilha1.G1:Planilha1.G769" chart:data-source-has-labels="both" svg:x="0.532cm" svg:y="0.275cm" svg:width="23.5cm" svg:height="12.965cm">
          <chart:axis chart:dimension="x" chart:name="primary-x" chart:style-name="ch4">
            <chart:categories table:cell-range-address="Planilha1.D2:Planilha1.D7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G2:Planilha1.G769" chart:label-cell-address="Planilha1.G1:Planilha1.G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G1:Planilha1.G1">T C2G</text:p>
              </table:table-cell>
            </table:table-row>
          </table:table-header-rows>
          <table:table-rows>
            <table:table-row>
              <table:table-cell office:value-type="string">
                <text:p text:id="Planilha1.D2:Planilha1.D769">5</text:p>
              </table:table-cell>
              <table:table-cell office:value-type="float" office:value="1176.666016">
                <text:p text:id="Planilha1.G2:Planilha1.G769">1176.666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3.602051">
                <text:p>1273.602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7.005005">
                <text:p>1307.005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7.569946">
                <text:p>1317.569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8.666992">
                <text:p>1338.666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6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2cm" svg:height="16.116cm" xlink:href=".." chart:class="chart:bar" chart:style-name="ch1">
        <chart:legend chart:legend-position="end" svg:x="23.752cm" svg:y="7.589cm" chart:style-name="ch2"/>
        <chart:plot-area chart:style-name="ch3" table:cell-range-address="Planilha2.D1:Planilha2.D3 Planilha2.G1:Planilha2.H3" chart:data-source-has-labels="both" svg:x="0.53cm" svg:y="0.322cm" svg:width="22.693cm" svg:height="15.15cm">
          <chart:axis chart:dimension="x" chart:name="primary-x" chart:style-name="ch4">
            <chart:categories table:cell-range-address="Planilha2.D2:Planilha2.D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G2:Planilha2.G3" chart:label-cell-address="Planilha2.G1:Planilha2.G1" chart:class="chart:bar">
            <chart:data-point chart:repeated="2"/>
          </chart:series>
          <chart:series chart:style-name="ch8" chart:values-cell-range-address="Planilha2.H2:Planilha2.H3" chart:label-cell-address="Planilha2.H1:Planilha2.H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2.G1:Planilha2.G1">T C2G GPU</text:p>
              </table:table-cell>
              <table:table-cell office:value-type="string">
                <text:p text:id="Planilha2.H1:Planilha2.H1">T C2G CPU</text:p>
              </table:table-cell>
            </table:table-row>
          </table:table-header-rows>
          <table:table-rows>
            <table:table-row>
              <table:table-cell office:value-type="string">
                <text:p text:id="Planilha2.D2:Planilha2.D3">10</text:p>
              </table:table-cell>
              <table:table-cell office:value-type="float" office:value="1.273602051">
                <text:p text:id="Planilha2.G2:Planilha2.G3">1.273602051</text:p>
              </table:table-cell>
              <table:table-cell office:value-type="float" office:value="307.19">
                <text:p text:id="Planilha2.H2:Planilha2.H3">307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17569946">
                <text:p>1.317569946</text:p>
              </table:table-cell>
              <table:table-cell office:value-type="float" office:value="362.85">
                <text:p>362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